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adornments="Regular" style:font-family-generic="swiss" style:font-pitch="fixed"/>
    <style:font-face style:name="Alegreya" svg:font-family="Alegreya" style:font-adornments="Regular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adornments="Regular" style:font-family-generic="swiss" style:font-pitch="fixed"/>
    <style:font-face style:name="Alegreya" svg:font-family="Alegreya" style:font-adornments="Regular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  <style:text-properties style:font-name="Alegreya" fo:font-family="Alegreya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fo:line-height="200%"/>
      <style:text-properties style:use-window-font-color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style-name="Regular" style:font-family-generic="swiss" style:font-pitch="fixed" fo:font-size="12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 Extrabold" fo:font-family="'Open Sans Extrabold'" style:font-style-name="Extrabold" style:font-family-generic="swiss" style:font-pitch="variable" fo:font-size="28pt" fo:font-weight="80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Open Sans Light" fo:font-family="'Open Sans Light'" style:font-style-name="Light" style:font-family-generic="swiss" style:font-pitch="variable" fo:font-size="18pt" fo:font-weight="250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ource_5f_Text" style:display-name="Source_Text" style:family="text">
      <style:text-properties style:font-name="Consolas" fo:font-family="Consolas" style:font-style-name="Regular" style:font-family-generic="swiss" style:font-pitch="fixed" fo:font-size="12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8T15:29:29.116056773</dc:date>
    <meta:editing-duration>PT5M51S</meta:editing-duration>
    <meta:editing-cycles>5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